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4" style:family="paragraph" style:parent-style-name="Heading" style:master-page-name="Convert_20_1">
      <style:paragraph-properties style:page-number="auto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officeooo:rsid="0021d991" officeooo:paragraph-rsid="0021d991"/>
    </style:style>
    <style:style style:name="P27" style:family="paragraph" style:parent-style-name="Text_20_body">
      <style:text-properties fo:color="#000000" fo:font-style="normal" style:font-style-asian="normal"/>
    </style:style>
    <style:style style:name="P28" style:family="paragraph" style:parent-style-name="Heading_20_1">
      <style:paragraph-properties fo:orphans="2" fo:widows="2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>
      <style:text-properties officeooo:rsid="0021d991"/>
    </style:style>
    <style:style style:name="T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istema de Apoyo a los Puntos Limpios</text:p>
      <text:p text:style-name="P21">User Story Specification: <text:span text:style-name="T8">Estimular al Vecino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2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2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26">Como municipio quiero premiar con descuentos y códigos canjeables a los vecinos más activos para estimular el uso del sistema.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8">Tener descuentos disponibles en todo momento.</text:span></text:p>
      <text:p text:style-name="P18">- <text:span text:style-name="T8">Mantener actualizado el ranking de vecinos, y demás listas que evalúen el desempeño de los vecinos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1d991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Estimular al Vecino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03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19:51:30.218675607</dc:date>
    <meta:editing-cycles>5</meta:editing-cycles>
    <meta:editing-duration>PT12M49S</meta:editing-duration>
    <meta:generator>LibreOffice/5.1.6.2$Linux_X86_64 LibreOffice_project/10m0$Build-2</meta:generator>
    <meta:document-statistic meta:table-count="3" meta:image-count="0" meta:object-count="0" meta:page-count="4" meta:paragraph-count="30" meta:word-count="108" meta:character-count="697" meta:non-whitespace-character-count="605"/>
  </office:meta>
</office:document-meta>
</file>